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ts all about</text:p>
              </text:list-item>
              <text:list-item>
                <text:p>Why its important</text:p>
              </text:list-item>
              <text:list-item>
                <text:p>Why im interested i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ow Cha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 Concep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Methodology and Project Pl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0:08:34.385494322</meta:creation-date>
    <dc:date>2014-11-14T10:14:14.975831619</dc:date>
    <meta:editing-duration>P0D</meta:editing-duration>
    <meta:editing-cycles>1</meta:editing-cycles>
    <meta:document-statistic meta:object-count="65"/>
    <meta:generator>LibreOffice/4.2.7.2$Linux_X86_64 LibreOffice_project/420m0$Build-2</meta:generator>
  </office:meta>
</office:document-meta>
</file>